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836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  <style:paragraph-properties style:writing-mode="lr-tb"/>
    </style:style>
    <style:style style:name="gr18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9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custom-shape draw:style-name="gr13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7.229cm" svg:height="0.962cm" svg:x="7.7cm" svg:y="16.6cm">
          <draw:text-box>
            <text:p>Estimate Marker Effects</text:p>
          </draw:text-box>
        </draw:frame>
        <draw:line draw:style-name="gr15" draw:text-style-name="P2" draw:layer="layout" svg:x1="7cm" svg:y1="3.9cm" svg:x2="7cm" svg:y2="18.1cm">
          <text:p/>
        </draw:line>
        <draw:frame draw:style-name="gr16" draw:text-style-name="P1" draw:layer="layout" svg:width="1.205cm" svg:height="0.962cm" svg:x="6.4cm" svg:y="18.3cm">
          <draw:text-box>
            <text:p>q1</text:p>
          </draw:text-box>
        </draw:frame>
        <draw:line draw:style-name="gr15" draw:text-style-name="P2" draw:layer="layout" svg:x1="8.4cm" svg:y1="3.9cm" svg:x2="8.4cm" svg:y2="18.1cm">
          <text:p/>
        </draw:line>
        <draw:line draw:style-name="gr15" draw:text-style-name="P2" draw:layer="layout" svg:x1="14.6cm" svg:y1="3.9cm" svg:x2="14.6cm" svg:y2="18.1cm">
          <text:p/>
        </draw:line>
        <draw:frame draw:style-name="gr16" draw:text-style-name="P1" draw:layer="layout" svg:width="1.205cm" svg:height="0.962cm" svg:x="7.801cm" svg:y="18.3cm">
          <draw:text-box>
            <text:p>q2</text:p>
          </draw:text-box>
        </draw:frame>
        <draw:frame draw:style-name="gr11" draw:text-style-name="P1" draw:layer="layout" svg:width="1.171cm" svg:height="0.962cm" svg:x="14.002cm" svg:y="18.3cm">
          <draw:text-box>
            <text:p>qk</text:p>
          </draw:text-box>
        </draw:frame>
        <draw:frame draw:style-name="gr8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frame draw:style-name="gr17" draw:text-style-name="P1" draw:layer="layout" svg:width="3.796cm" svg:height="0.962cm" svg:x="19cm" svg:y="3.4cm">
          <draw:text-box>
            <text:p>Animal N+1</text:p>
          </draw:text-box>
        </draw:frame>
        <draw:line draw:style-name="gr4" draw:text-style-name="P2" draw:layer="layout" svg:x1="23cm" svg:y1="3.9cm" svg:x2="28.8cm" svg:y2="3.9cm">
          <text:p/>
        </draw:line>
        <draw:line draw:style-name="gr5" draw:text-style-name="P2" draw:layer="layout" svg:x1="24cm" svg:y1="3.6cm" svg:x2="24cm" svg:y2="4.2cm">
          <text:p/>
        </draw:line>
        <draw:frame draw:style-name="gr6" draw:text-style-name="P3" draw:layer="layout" svg:width="1.611cm" svg:height="0.725cm" svg:x="23.3cm" svg:y="4.5cm">
          <draw:text-box>
            <text:p><text:span text:style-name="T1">SNP1</text:span></text:p>
          </draw:text-box>
        </draw:frame>
        <draw:line draw:style-name="gr5" draw:text-style-name="P2" draw:layer="layout" svg:x1="25.401cm" svg:y1="3.6cm" svg:x2="25.401cm" svg:y2="4.2cm">
          <text:p/>
        </draw:line>
        <draw:frame draw:style-name="gr6" draw:text-style-name="P3" draw:layer="layout" svg:width="1.611cm" svg:height="0.725cm" svg:x="24.701cm" svg:y="4.5cm">
          <draw:text-box>
            <text:p><text:span text:style-name="T1">SNP2</text:span></text:p>
          </draw:text-box>
        </draw:frame>
        <draw:line draw:style-name="gr5" draw:text-style-name="P2" draw:layer="layout" svg:x1="28.302cm" svg:y1="3.6cm" svg:x2="28.302cm" svg:y2="4.2cm">
          <text:p/>
        </draw:line>
        <draw:frame draw:style-name="gr7" draw:text-style-name="P3" draw:layer="layout" svg:width="1.586cm" svg:height="0.725cm" svg:x="27.6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242cm" svg:y="4.4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6.201cm">
          <draw:text-box>
            <text:p><text:span text:style-name="T2">Animal </text:span>N+2</text:p>
          </draw:text-box>
        </draw:frame>
        <draw:line draw:style-name="gr4" draw:text-style-name="P2" draw:layer="layout" svg:x1="23cm" svg:y1="6.701cm" svg:x2="28.8cm" svg:y2="6.7cm">
          <text:p/>
        </draw:line>
        <draw:line draw:style-name="gr5" draw:text-style-name="P2" draw:layer="layout" svg:x1="24cm" svg:y1="6.401cm" svg:x2="24cm" svg:y2="7.001cm">
          <text:p/>
        </draw:line>
        <draw:frame draw:style-name="gr6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5" draw:text-style-name="P2" draw:layer="layout" svg:x1="25.401cm" svg:y1="6.401cm" svg:x2="25.401cm" svg:y2="7.001cm">
          <text:p/>
        </draw:line>
        <draw:frame draw:style-name="gr6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5" draw:text-style-name="P2" draw:layer="layout" svg:x1="28.302cm" svg:y1="6.401cm" svg:x2="28.302cm" svg:y2="7.001cm">
          <text:p/>
        </draw:line>
        <draw:frame draw:style-name="gr7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10.202cm">
          <draw:text-box>
            <text:p><text:span text:style-name="T2">Animal </text:span>N+M</text:p>
          </draw:text-box>
        </draw:frame>
        <draw:line draw:style-name="gr4" draw:text-style-name="P2" draw:layer="layout" svg:x1="23cm" svg:y1="10.702cm" svg:x2="28.8cm" svg:y2="10.701cm">
          <text:p/>
        </draw:line>
        <draw:line draw:style-name="gr5" draw:text-style-name="P2" draw:layer="layout" svg:x1="24cm" svg:y1="10.402cm" svg:x2="24cm" svg:y2="11.002cm">
          <text:p/>
        </draw:line>
        <draw:frame draw:style-name="gr6" draw:text-style-name="P3" draw:layer="layout" svg:width="1.611cm" svg:height="0.725cm" svg:x="23.3cm" svg:y="11.302cm">
          <draw:text-box>
            <text:p><text:span text:style-name="T1">SNP1</text:span></text:p>
          </draw:text-box>
        </draw:frame>
        <draw:line draw:style-name="gr5" draw:text-style-name="P2" draw:layer="layout" svg:x1="25.401cm" svg:y1="10.402cm" svg:x2="25.401cm" svg:y2="11.002cm">
          <text:p/>
        </draw:line>
        <draw:frame draw:style-name="gr6" draw:text-style-name="P3" draw:layer="layout" svg:width="1.611cm" svg:height="0.725cm" svg:x="24.701cm" svg:y="11.302cm">
          <draw:text-box>
            <text:p><text:span text:style-name="T1">SNP2</text:span></text:p>
          </draw:text-box>
        </draw:frame>
        <draw:line draw:style-name="gr5" draw:text-style-name="P2" draw:layer="layout" svg:x1="28.302cm" svg:y1="10.402cm" svg:x2="28.302cm" svg:y2="11.002cm">
          <text:p/>
        </draw:line>
        <draw:frame draw:style-name="gr7" draw:text-style-name="P3" draw:layer="layout" svg:width="1.586cm" svg:height="0.725cm" svg:x="27.602cm" svg:y="11.302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11.101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20.6cm" svg:y="7.5cm">
          <draw:text-box>
            <text:p>.</text:p>
            <text:p>.</text:p>
            <text:p>.</text:p>
          </draw:text-box>
        </draw:frame>
        <draw:custom-shape draw:style-name="gr18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cm" svg:y1="3.9cm" svg:x2="18.7cm" svg:y2="3.9cm">
          <text:p/>
        </draw:line>
        <draw:line draw:style-name="gr5" draw:text-style-name="P2" draw:layer="layout" svg:x1="19.1cm" svg:y1="6.6cm" svg:x2="18.7cm" svg:y2="6.6cm">
          <text:p/>
        </draw:line>
        <draw:line draw:style-name="gr5" draw:text-style-name="P2" draw:layer="layout" svg:x1="19.1cm" svg:y1="10.7cm" svg:x2="18.7cm" svg:y2="10.7cm">
          <text:p/>
        </draw:line>
        <draw:line draw:style-name="gr5" draw:text-style-name="P2" draw:layer="layout" svg:x1="18.7cm" svg:y1="3.9cm" svg:x2="18.7cm" svg:y2="18.9cm">
          <text:p/>
        </draw:line>
        <draw:line draw:style-name="gr5" draw:text-style-name="P2" draw:layer="layout" svg:x1="16cm" svg:y1="19cm" svg:x2="18.7cm" svg:y2="19cm">
          <text:p/>
        </draw:line>
        <draw:custom-shape draw:style-name="gr19" draw:text-style-name="P2" draw:layer="layout" svg:width="1cm" svg:height="9.6cm" draw:transform="rotate (-1.5707963267949) translate (29cm 13.1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" draw:layer="layout" svg:width="7.813cm" svg:height="0.962cm" svg:x="20.3cm" svg:y="14.5cm">
          <draw:text-box>
            <text:p>Genomic Breeding Values</text:p>
          </draw:text-box>
        </draw:frame>
        <draw:frame draw:style-name="gr21" draw:text-style-name="P4" draw:layer="layout" svg:width="3.427cm" svg:height="0.806cm" svg:x="14.2cm" svg:y="1.4cm">
          <draw:text-box>
            <text:p><text:span text:style-name="T3">Observations</text:span></text:p>
          </draw:text-box>
        </draw:frame>
        <draw:line draw:style-name="gr22" draw:text-style-name="P2" draw:layer="layout" svg:x1="16.2cm" svg:y1="2.2cm" svg:x2="16.4cm" svg:y2="3.2cm">
          <text:p/>
        </draw:line>
        <draw:custom-shape draw:style-name="gr23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06:31:07.576644914</dc:date>
    <meta:editing-duration>PT3M36S</meta:editing-duration>
    <meta:editing-cycles>7</meta:editing-cycles>
    <meta:generator>LibreOffice/7.5.2.2$MacOSX_AARCH64 LibreOffice_project/53bb9681a964705cf672590721dbc85eb4d0c3a2</meta:generator>
    <meta:document-statistic meta:object-count="82"/>
  </office:meta>
</office:document-meta>
</file>